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4000003AB7E001A93E541EAA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32" text:anchor-type="char" svg:y="3.542cm" svg:width="16.078cm" svg:height="20.443cm" draw:z-index="0"><draw:image xlink:href="Pictures/10000000000003E4000003AB7E001A93E541EA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4:24:54.018000000</meta:creation-date>
    <dc:date>2025-05-25T14:25:32.742000000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2.2$Windows_X86_64 LibreOffice_project/53bb9681a964705cf672590721dbc85eb4d0c3a2</meta:generator>
  </office:meta>
</office:document-meta>
</file>